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 sample presentati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ample Sub hea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ple inner docu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tent of the docu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2:40:23.832100781</meta:creation-date>
    <dc:date>2017-08-22T12:42:34.927451724</dc:date>
    <meta:editing-duration>PT2M12S</meta:editing-duration>
    <meta:editing-cycles>1</meta:editing-cycles>
    <meta:document-statistic meta:object-count="29"/>
    <meta:generator>LibreOffice/5.1.6.2$Linux_X86_64 LibreOffice_project/10m0$Build-2</meta:generator>
  </office:meta>
</office:document-meta>
</file>